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officeooo:rsid="0014f0b4" officeooo:paragraph-rsid="0014f0b4"/>
    </style:style>
    <style:style style:name="P2" style:family="paragraph" style:parent-style-name="Standard">
      <style:text-properties style:font-name="Arial" style:text-underline-style="none" officeooo:rsid="0014f0b4" officeooo:paragraph-rsid="0014f0b4"/>
    </style:style>
    <style:style style:name="P3" style:family="paragraph" style:parent-style-name="Standard">
      <style:text-properties style:font-name="Arial" style:text-underline-style="none" officeooo:rsid="0016934e" officeooo:paragraph-rsid="0016934e"/>
    </style:style>
    <style:style style:name="P4" style:family="paragraph" style:parent-style-name="Standard">
      <style:text-properties style:font-name="Arial" style:text-underline-style="none" officeooo:rsid="0019168b" officeooo:paragraph-rsid="0019168b"/>
    </style:style>
    <style:style style:name="P5" style:family="paragraph" style:parent-style-name="Standard">
      <style:text-properties style:font-name="Arial" style:text-underline-style="none" fo:font-weight="bold" officeooo:rsid="0019168b" officeooo:paragraph-rsid="0019168b" style:font-weight-asian="bold" style:font-weight-complex="bold"/>
    </style:style>
    <style:style style:name="T1" style:family="text">
      <style:text-properties officeooo:rsid="0016934e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</text:p>
      <text:p text:style-name="P1"/>
      <text:p text:style-name="P1">Opening</text:p>
      <text:p text:style-name="P2"/>
      <text:p text:style-name="P2"/>
      <text:p text:style-name="P2"/>
      <text:p text:style-name="P1">Chapter 1:</text:p>
      <text:p text:style-name="P2"/>
      <text:p text:style-name="P2">M<text:span text:style-name="T1">ain Character: “What on Earth... My PC is messing up. Seems I'll go check with McDonnell”</text:span></text:p>
      <text:p text:style-name="P2"/>
      <text:p text:style-name="P3">McDonnell (Guy outside office): “Paul, there seems to be an issue with all the PCs on the floor. You should probably check in with the server staff”</text:p>
      <text:p text:style-name="P3"/>
      <text:p text:style-name="P3">NPC Outside Server Room: “Server room is locked, you'll need a keycard to get past”</text:p>
      <text:p text:style-name="P3"/>
      <text:p text:style-name="P3">Various NPCs in reception: “Is this a drill?”</text:p>
      <text:p text:style-name="P3"><text:tab/><text:tab/><text:tab/><text:tab/>“Might as well head home”</text:p>
      <text:p text:style-name="P3"><text:tab/><text:tab/><text:tab/><text:tab/>“What the Hell?”</text:p>
      <text:p text:style-name="P3"><text:tab/><text:tab/><text:tab/><text:tab/>“What's going on?”</text:p>
      <text:p text:style-name="P2"/>
      <text:p text:style-name="P1">Chapter 2:</text:p>
      <text:p text:style-name="P2"/>
      <text:p text:style-name="P4">NPC 1: “Maybe I should go home? All the computers are fucked”</text:p>
      <text:p text:style-name="P4">NPC 2: “Yeah, same-”</text:p>
      <text:p text:style-name="P4"/>
      <text:p text:style-name="P5">Loud crash</text:p>
      <text:p text:style-name="P5"/>
      <text:p text:style-name="P5"><text:span text:style-name="T2">NPC 2: “Yeah, I am definitely going home”</text:span></text:p>
      <text:p text:style-name="P2"/>
      <text:p text:style-name="P1">Chapter 3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00:30:23.941000000</meta:creation-date>
    <dc:date>2015-01-24T01:28:08.288000000</dc:date>
    <meta:editing-duration>PT11M43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11" meta:character-count="612" meta:non-whitespace-character-count="505"/>
  </office:meta>
</office:document-meta>
</file>